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abin" svg:font-family="Cabin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cc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6.265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  <style:text-properties style:font-name="Verdana1"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style:font-name="Verdana1" fo:font-size="36pt" style:font-size-asian="36pt" style:font-size-complex="36pt"/>
    </style:style>
    <style:style style:name="P5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18pt"/>
    </style:style>
    <style:style style:name="P8" style:family="paragraph">
      <style:text-properties style:font-name="Verdana" fo:font-size="18pt"/>
    </style:style>
    <style:style style:name="P9" style:family="paragraph">
      <style:text-properties fo:font-size="36pt"/>
    </style:style>
    <style:style style:name="P10" style:family="paragraph">
      <style:text-properties style:font-name="Verdana" fo:font-size="36pt" style:font-size-asian="36pt" style:font-size-complex="36pt"/>
    </style:style>
    <style:style style:name="P11" style:family="paragraph">
      <style:paragraph-properties fo:margin-left="0cm" fo:margin-right="0cm" fo:line-height="150%" fo:text-indent="0cm"/>
      <style:text-properties style:font-name="Verdana1"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Verdana" fo:font-size="36pt" style:font-size-asian="36pt" style:font-size-complex="36pt"/>
    </style:style>
    <style:style style:name="P14" style:family="paragraph">
      <style:text-properties fo:color="#000000"/>
    </style:style>
    <style:style style:name="P15" style:family="paragraph">
      <style:text-properties fo:color="#000000" style:font-name="Verdana" fo:font-size="36pt" style:font-size-asian="36pt" style:font-size-complex="36pt"/>
    </style:style>
    <style:style style:name="P16" style:family="paragraph">
      <style:paragraph-properties fo:text-align="center"/>
      <style:text-properties fo:font-size="36pt"/>
    </style:style>
    <style:style style:name="T1" style:family="text">
      <style:text-properties style:font-name="Verdana1"/>
    </style:style>
    <style:style style:name="T2" style:family="text">
      <style:text-properties style:font-name="Verdana1" fo:font-size="36pt" style:font-size-asian="36pt" style:font-size-complex="36pt"/>
    </style:style>
    <style:style style:name="T3" style:family="text">
      <style:text-properties style:font-name="Verdana1" fo:font-size="60pt" style:font-size-asian="60pt" style:font-size-complex="60pt"/>
    </style:style>
    <style:style style:name="T4" style:family="text">
      <style:text-properties style:font-name="Verdana"/>
    </style:style>
    <style:style style:name="T5" style:family="text">
      <style:text-properties style:font-name="Verdana" fo:font-size="36pt" style:font-size-asian="36pt" style:font-size-complex="36pt"/>
    </style:style>
    <style:style style:name="T6" style:family="text">
      <style:text-properties fo:color="#000000" style:font-name="Verdan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2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3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3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4" draw:layer="layout" svg:width="25.9cm" svg:height="6.265cm" svg:x="1.05cm" svg:y="2.535cm" presentation:class="subtitle" presentation:user-transformed="true">
          <draw:text-box>
            <text:p text:style-name="P4"><text:span text:style-name="T2">1. Calcular grav de um modelo (tesseroides)</text:span></text:p>
          </draw:text-box>
        </draw:frame>
        <draw:frame presentation:style-name="pr4" draw:text-style-name="P4" draw:layer="layout" svg:width="28.4cm" svg:height="6.265cm" svg:x="-0.2cm" svg:y="7.735cm">
          <draw:text-box>
            <text:p text:style-name="P4"><text:span text:style-name="T2">2. Calcular modelo a partir da gravidade</text:span></text:p>
          </draw:text-box>
        </draw:frame>
        <draw:frame presentation:style-name="pr4" draw:text-style-name="P4" draw:layer="layout" svg:width="22cm" svg:height="6.265cm" svg:x="3cm" svg:y="13.035cm">
          <draw:text-box>
            <text:p text:style-name="P4"><text:span text:style-name="T2">3.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6" draw:layer="layout" svg:width="25.199cm" svg:height="4.363cm" svg:x="1.401cm" svg:y="8.319cm" presentation:class="title" presentation:user-transformed="true">
          <draw:text-box>
            <text:p text:style-name="P5"><text:span text:style-name="T3">Grav de um model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1" draw:text-style-name="P3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8" draw:layer="layout" svg:width="1.752cm" svg:height="1.026cm" svg:x="2cm" svg:y="1.6cm">
          <draw:text-box>
            <text:p text:style-name="P7"><text:span text:style-name="T4"><text:tab/></text:span></text:p>
          </draw:text-box>
        </draw:frame>
        <draw:frame draw:style-name="gr3" draw:text-style-name="P10" draw:layer="layout" svg:width="7.047cm" svg:height="1.796cm" svg:x="2cm" svg:y="3cm">
          <draw:text-box>
            <text:p text:style-name="P9"><text:span text:style-name="T5">tesseroide</text:span></text:p>
          </draw:text-box>
        </draw:frame>
        <draw:line draw:style-name="gr4" draw:text-style-name="P3" draw:layer="layout" svg:x1="5.2cm" svg:y1="4.796cm" svg:x2="8.8cm" svg:y2="7.4cm">
          <text:p/>
        </draw:line>
        <draw:frame draw:style-name="gr3" draw:text-style-name="P10" draw:layer="layout" svg:width="4.943cm" svg:height="3.341cm" svg:x="22.057cm" svg:y="3.4cm">
          <draw:text-box>
            <text:p text:style-name="P9"><text:span text:style-name="T5">coord. </text:span></text:p>
            <text:p text:style-name="P9"><text:span text:style-name="T5">locais</text:span></text:p>
          </draw:text-box>
        </draw:frame>
        <draw:line draw:style-name="gr4" draw:text-style-name="P3" draw:layer="layout" svg:x1="24cm" svg:y1="6.741cm" svg:x2="21.6cm" svg:y2="9.8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9cm" svg:height="5.179cm" svg:x="1.401cm" svg:y="4.6cm" presentation:class="subtitle" presentation:user-transformed="true">
          <draw:text-box>
            <text:p text:style-name="P11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1" draw:layer="layout" svg:width="25.199cm" svg:height="5.179cm" svg:x="1.401cm" svg:y="9.221cm">
          <draw:text-box>
            <text:p text:style-name="P11"><text:span text:style-name="T2">Integral</text:span></text:p>
          </draw:text-box>
        </draw:frame>
        <draw:frame presentation:style-name="pr5" draw:text-style-name="P11" draw:layer="layout" svg:width="25.199cm" svg:height="5.179cm" svg:x="1.401cm" svg:y="14.221cm">
          <draw:text-box>
            <text:p text:style-name="P11"><text:span text:style-name="T2">Soma de massas pontuais</text:span></text:p>
          </draw:text-box>
        </draw:frame>
        <draw:custom-shape draw:style-name="gr5" draw:text-style-name="P3" draw:layer="layout" svg:width="1.4cm" svg:height="2.6cm" svg:x="13.3cm" svg:y="13.1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1" draw:layer="layout" svg:width="25.199cm" svg:height="6.18cm" svg:x="1.401cm" svg:y="7.42cm">
          <draw:text-box>
            <text:p text:style-name="P11"><text:span text:style-name="T2">Nº de massas pontuais</text:span></text:p>
            <text:p text:style-name="P11"><text:span text:style-name="T2">+</text:span></text:p>
            <text:p text:style-name="P11"><text:span text:style-name="T2">(Distância massas)/(Distância ob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3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0" draw:layer="layout" svg:width="8.097cm" svg:height="1.796cm" svg:x="1.052cm" svg:y="6.604cm">
          <draw:text-box>
            <text:p><text:span text:style-name="T5">h = 400 km</text:span></text:p>
          </draw:text-box>
        </draw:frame>
        <draw:frame draw:style-name="gr6" draw:text-style-name="P13" draw:layer="layout" svg:width="6.213cm" svg:height="3.341cm" svg:x="1.994cm" svg:y="10.6cm">
          <draw:text-box>
            <text:p text:style-name="P3"><text:span text:style-name="T5">Massas:</text:span></text:p>
            <text:p text:style-name="P3"><text:span text:style-name="T5">2 x 2 x 2</text:span></text:p>
          </draw:text-box>
        </draw:frame>
        <draw:frame draw:style-name="gr6" draw:text-style-name="P15" draw:layer="layout" svg:width="2.801cm" svg:height="1.796cm" svg:x="3.4cm" svg:y="3.004cm">
          <draw:text-box>
            <text:p text:style-name="P14"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3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0" draw:layer="layout" svg:width="8.097cm" svg:height="1.796cm" svg:x="1.052cm" svg:y="6.604cm">
          <draw:text-box>
            <text:p text:style-name="P9"><text:span text:style-name="T5">h = 150 km</text:span></text:p>
          </draw:text-box>
        </draw:frame>
        <draw:frame draw:style-name="gr6" draw:text-style-name="P13" draw:layer="layout" svg:width="6.213cm" svg:height="3.341cm" svg:x="1.994cm" svg:y="10.6cm">
          <draw:text-box>
            <text:p text:style-name="P16"><text:span text:style-name="T5">Massas:</text:span></text:p>
            <text:p text:style-name="P16"><text:span text:style-name="T5">2 x 2 x 2</text:span></text:p>
          </draw:text-box>
        </draw:frame>
        <draw:frame draw:style-name="gr6" draw:text-style-name="P15" draw:layer="layout" svg:width="2.801cm" svg:height="1.796cm" svg:x="3.401cm" svg:y="3.004cm">
          <draw:text-box>
            <text:p text:style-name="P14"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3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0" draw:layer="layout" svg:width="8.097cm" svg:height="1.796cm" svg:x="1.052cm" svg:y="6.604cm">
          <draw:text-box>
            <text:p text:style-name="P9"><text:span text:style-name="T5">h = 150 km</text:span></text:p>
          </draw:text-box>
        </draw:frame>
        <draw:frame draw:style-name="gr6" draw:text-style-name="P13" draw:layer="layout" svg:width="8.638cm" svg:height="3.341cm" svg:x="0.594cm" svg:y="10.6cm">
          <draw:text-box>
            <text:p text:style-name="P16"><text:span text:style-name="T5">Massas:</text:span></text:p>
            <text:p text:style-name="P16"><text:span text:style-name="T5">30 x 30 x 30</text:span></text:p>
          </draw:text-box>
        </draw:frame>
        <draw:frame draw:style-name="gr6" draw:text-style-name="P15" draw:layer="layout" svg:width="2.801cm" svg:height="1.796cm" svg:x="3.401cm" svg:y="3.004cm">
          <draw:text-box>
            <text:p text:style-name="P14"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3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abin" svg:font-family="Cabin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1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1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2T14:51:26.685733856</dc:date>
    <dc:creator>Leonardo Uieda</dc:creator>
    <meta:editing-duration>PT1H16M13S</meta:editing-duration>
    <meta:editing-cycles>16</meta:editing-cycles>
    <meta:generator>LibreOffice/4.2.4.2$Linux_X86_64 LibreOffice_project/420m0$Build-2</meta:generator>
    <meta:document-statistic meta:object-count="75"/>
  </office:meta>
</office:document-meta>
</file>